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Chart">
      <style:graphic-properties draw:textarea-vertical-align="top"/>
    </style:style>
    <style:style style:name="gr2" style:family="graphic" style:parent-style-name="Chart">
      <style:graphic-properties draw:textarea-vertical-align="bottom"/>
    </style:style>
    <style:style style:name="gr3" style:family="graphic" style:parent-style-name="Token">
      <style:graphic-properties svg:stroke-color="#ffd320"/>
    </style:style>
    <style:style style:name="gr4" style:family="graphic" style:parent-style-name="Token">
      <style:graphic-properties svg:stroke-color="#83caff"/>
    </style:style>
    <style:style style:name="gr5" style:family="graphic" style:parent-style-name="Token">
      <style:graphic-properties svg:stroke-color="#579d1c"/>
    </style:style>
    <style:style style:name="gr6" style:family="graphic" style:parent-style-name="Token">
      <style:graphic-properties svg:stroke-color="#ff8080"/>
    </style:style>
    <style:style style:name="gr7" style:family="graphic" style:parent-style-name="standard">
      <style:graphic-properties draw:fill-color="#ffff99" draw:opacity="60%" draw:textarea-horizontal-align="justify" draw:textarea-vertical-align="middle" draw:auto-grow-height="false" fo:wrap-option="wrap" draw:shadow-opacity="60%"/>
    </style:style>
    <style:style style:name="P1" style:family="paragraph">
      <style:paragraph-properties fo:text-align="center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layer="layout" svg:x1="2cm" svg:y1="19cm" svg:x2="27.9cm" svg:y2="19cm">
          <text:p>Zeit</text:p>
        </draw:line>
        <draw:line draw:style-name="gr2" draw:layer="layout" svg:x1="2cm" svg:y1="19cm" svg:x2="2cm" svg:y2="2cm">
          <text:p>Prozessinstanzen</text:p>
        </draw:line>
        <draw:line draw:style-name="Instanz" draw:layer="layout" svg:x1="3cm" svg:y1="17.1cm" svg:x2="22cm" svg:y2="17.1cm">
          <text:p/>
        </draw:line>
        <draw:polyline draw:style-name="Unterinstanz" draw:layer="layout" svg:width="8.27cm" svg:height="2.033cm" draw:transform="rotate (0.250629280586386) translate (9.49544386755078cm 15.129172595321cm)" svg:viewBox="0 0 8271 2034" draw:points="0,2034 521,0 8271,1984">
          <text:p/>
        </draw:polyline>
        <draw:line draw:style-name="Instanzende" draw:layer="layout" svg:x1="18cm" svg:y1="15cm" svg:x2="18cm" svg:y2="17cm">
          <text:p/>
        </draw:line>
        <draw:line draw:style-name="Instanz" draw:layer="layout" svg:x1="5.1cm" svg:y1="9cm" svg:x2="27cm" svg:y2="9cm">
          <text:p/>
        </draw:line>
        <draw:polyline draw:style-name="Unterinstanz" draw:layer="layout" svg:width="12.165cm" svg:height="1.972cm" draw:transform="rotate (0.165108147238664) translate (10.6757523554524cm 7.05402776731802cm)" svg:viewBox="0 0 12166 1973" draw:points="0,1973 329,0 12166,1972">
          <text:p/>
        </draw:polyline>
        <draw:polyline draw:style-name="Unterinstanz" draw:layer="layout" svg:width="13.6cm" svg:height="3.83cm" draw:transform="skewX (-3.57445608917098E-017) rotate (0.291469985083053) translate (9.89903851983001cm 5.33030427347319cm)" svg:viewBox="0 0 13601 3831" draw:points="0,3831 1149,0 13601,3736">
          <text:p/>
        </draw:polyline>
        <draw:line draw:style-name="Instanzende" draw:layer="layout" svg:x1="23cm" svg:y1="7cm" svg:x2="23cm" svg:y2="8.9cm">
          <text:p/>
        </draw:line>
        <draw:line draw:style-name="Instanzende" draw:layer="layout" svg:x1="24cm" svg:y1="5cm" svg:x2="24cm" svg:y2="8.9cm">
          <text:p/>
        </draw:line>
        <draw:polyline draw:style-name="Unterinstanz" draw:layer="layout" svg:width="3.688cm" svg:height="1.68cm" draw:transform="rotate (0.572991593429738) translate (12.0888842366637cm 13.5878494622105cm)" svg:viewBox="0 0 3689 1681" draw:points="0,1681 1084,0 3689,1681">
          <text:p/>
        </draw:polyline>
        <draw:line draw:style-name="Instanzende" draw:layer="layout" svg:x1="16cm" svg:y1="13cm" svg:x2="16cm" svg:y2="14.9cm">
          <text:p/>
        </draw:line>
        <draw:polyline draw:style-name="Token" draw:layer="layout" svg:width="6.999cm" svg:height="0cm" svg:x="3cm" svg:y="17.1cm" svg:viewBox="0 0 7000 0" draw:points="0,0 7000,0 7000,0">
          <text:p/>
        </draw:polyline>
        <draw:polyline draw:style-name="gr3" draw:layer="layout" svg:width="2.099cm" svg:height="2.999cm" draw:transform="rotate (1.5707963267949) translate (10cm 17.1cm)" svg:viewBox="0 0 2100 3000" draw:points="0,0 2100,0 2100,3000">
          <text:p/>
        </draw:polyline>
        <draw:polyline draw:style-name="gr4" draw:layer="layout" svg:width="1.999cm" svg:height="2.999cm" draw:transform="rotate (1.5707963267949) translate (13cm 15cm)" svg:viewBox="0 0 2000 3000" draw:points="0,0 2000,0 2000,3000 0,3000">
          <text:p/>
        </draw:polyline>
        <draw:polyline draw:style-name="gr5" draw:layer="layout" svg:width="1.999cm" svg:height="2.099cm" svg:x="16cm" svg:y="15cm" svg:viewBox="0 0 2000 2100" draw:points="0,0 2000,0 2000,2100">
          <text:p/>
        </draw:polyline>
        <draw:line draw:style-name="gr6" draw:layer="layout" svg:x1="18cm" svg:y1="17.1cm" svg:x2="22cm" svg:y2="17.1cm">
          <text:p/>
        </draw:line>
        <draw:custom-shape draw:style-name="gr7" draw:text-style-name="P1" draw:layer="layout" svg:width="5.7cm" svg:height="6cm" svg:x="22.9cm" svg:y="12cm">
          <text:p text:style-name="P1">Fluss eines Token durch mehrere Unterprozesse.</text:p>
          <text:p text:style-name="P1">Bei jedem Übergang zwischen den Prozessen wird eine Kopie des Token übergeben und das alte verworfen 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tanz" style:family="graphic" style:parent-style-name="objectwithoutfill">
      <style:graphic-properties draw:stroke-dash="Dash_20_1" svg:stroke-width="0.2cm" draw:marker-start="Square" draw:marker-start-width="0.5cm" draw:marker-end="Dimension_20_Lines" draw:marker-end-width="0.6cm" draw:fill="none" draw:fill-gradient-name="Gradient_20_7" draw:fill-hatch-name="Hatching_20_46" draw:fill-image-name="Bitmape_20_1" draw:fill-image-width="0cm" draw:fill-image-height="0cm" draw:textarea-vertical-align="middle"/>
      <style:paragraph-properties fo:text-align="center">
        <style:tab-stops/>
      </style:paragraph-properties>
    </style:style>
    <style:style style:name="Unterinstanz" style:family="graphic" style:parent-style-name="Instanz">
      <style:graphic-properties draw:stroke-dash="Dash_20_1" svg:stroke-width="0.1cm" svg:stroke-color="#333333" draw:marker-start="Square" draw:marker-start-width="0.35cm" draw:marker-start-center="true" draw:marker-end="Dimension_20_Lines" draw:marker-end-width="0.45cm" draw:marker-end-center="true" draw:fill="none" draw:fill-image-width="0cm" draw:fill-image-height="0cm" draw:textarea-vertical-align="middle"/>
      <style:paragraph-properties fo:text-align="center">
        <style:tab-stops/>
      </style:paragraph-properties>
    </style:style>
    <style:style style:name="Instanzende" style:family="graphic" style:parent-style-name="objectwithoutfill">
      <style:graphic-properties draw:stroke="dash" draw:stroke-dash="Fine_20_Dashed_20__28_var_29_" svg:stroke-width="0.05cm" svg:stroke-color="#808080" draw:marker-start-width="0.28cm" draw:marker-end="Arrow" draw:marker-end-width="0.28cm" draw:marker-end-center="true" draw:fill="none" draw:fill-gradient-name="Gradient_20_7" draw:fill-hatch-name="Hatching_20_46" draw:fill-image-name="Bitmape_20_1" draw:textarea-vertical-align="middle"/>
      <style:paragraph-properties fo:text-align="center"/>
    </style:style>
    <style:style style:name="Chart" style:family="graphic" style:parent-style-name="objectwithoutfill">
      <style:graphic-properties draw:stroke-dash="Dash_20_1" draw:marker-end="Line_20_Arrow" draw:marker-end-width="0.3cm" draw:fill="none" draw:fill-gradient-name="Gradient_20_7" draw:fill-hatch-name="Hatching_20_46" draw:fill-image-name="Bitmape_20_1" draw:fill-image-width="0cm" draw:fill-image-height="0cm" draw:textarea-vertical-align="bottom" draw:measure-align="automatic" draw:measure-vertical-align="automatic"/>
      <style:paragraph-properties fo:text-align="center"/>
    </style:style>
    <style:style style:name="Token" style:family="graphic" style:parent-style-name="objectwithoutfill">
      <style:graphic-properties draw:stroke-dash="Dash_20_1" svg:stroke-color="#ff420e" draw:marker-start="Circle" draw:marker-start-width="0.5cm" draw:marker-start-center="true" draw:marker-end="Circle" draw:marker-end-width="0.5cm" draw:marker-end-center="true" svg:stroke-opacity="75%" draw:fill="none" draw:fill-gradient-name="Gradient_20_7" draw:fill-hatch-name="Hatching_20_46" draw:fill-image-name="Bitmape_20_1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8T13:35:26.80</meta:creation-date>
    <meta:editing-duration>P0D</meta:editing-duration>
    <meta:editing-cycles>1</meta:editing-cycles>
    <meta:generator>LibreOffice/3.5$Windows_x86 LibreOffice_project/e371a95-bf68a13-5a1aa2b-d3c1ae9-b938258</meta:generator>
    <meta:document-statistic meta:object-count="18"/>
  </office:meta>
</office:document-meta>
</file>